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438" officeooo:paragraph-rsid="00038058"/>
    </style:style>
    <style:style style:name="P2" style:family="paragraph" style:parent-style-name="Standard">
      <style:text-properties officeooo:rsid="00036438" officeooo:paragraph-rsid="0005d103"/>
    </style:style>
    <style:style style:name="P3" style:family="paragraph" style:parent-style-name="Standard">
      <style:text-properties officeooo:paragraph-rsid="00043f82"/>
    </style:style>
    <style:style style:name="P4" style:family="paragraph" style:parent-style-name="Standard">
      <style:text-properties officeooo:rsid="0005d103" officeooo:paragraph-rsid="0005d103"/>
    </style:style>
    <style:style style:name="P5" style:family="paragraph" style:parent-style-name="Standard">
      <style:text-properties officeooo:paragraph-rsid="000e6e58"/>
    </style:style>
    <style:style style:name="T1" style:family="text">
      <style:text-properties officeooo:rsid="00027841"/>
    </style:style>
    <style:style style:name="T2" style:family="text">
      <style:text-properties officeooo:rsid="0002fbc6"/>
    </style:style>
    <style:style style:name="T3" style:family="text">
      <style:text-properties officeooo:rsid="00036438"/>
    </style:style>
    <style:style style:name="T4" style:family="text">
      <style:text-properties officeooo:rsid="00038058"/>
    </style:style>
    <style:style style:name="T5" style:family="text">
      <style:text-properties officeooo:rsid="00043f82"/>
    </style:style>
    <style:style style:name="T6" style:family="text">
      <style:text-properties officeooo:rsid="0005d103"/>
    </style:style>
    <style:style style:name="T7" style:family="text">
      <style:text-properties officeooo:rsid="000634b9"/>
    </style:style>
    <style:style style:name="T8" style:family="text">
      <style:text-properties officeooo:rsid="00077276"/>
    </style:style>
    <style:style style:name="T9" style:family="text">
      <style:text-properties officeooo:rsid="0007f93f"/>
    </style:style>
    <style:style style:name="T10" style:family="text">
      <style:text-properties officeooo:rsid="000b0c0a"/>
    </style:style>
    <style:style style:name="T11" style:family="text">
      <style:text-properties officeooo:rsid="000c91c2"/>
    </style:style>
    <style:style style:name="T12" style:family="text">
      <style:text-properties officeooo:rsid="000e6e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06 </text:span><text:span text:style-name="T11">May </text:span><text:span text:style-name="T1">2022 </text:span><text:span text:style-name="T11">to</text:span><text:span text:style-name="T1"> 08 </text:span><text:span text:style-name="T11">June </text:span><text:span text:style-name="T1">2022 </text:span><text:span text:style-name="T5">LeGrand Tower 3,</text:span><text:span text:style-name="T1"> Unit 10b, 20th </text:span><text:span text:style-name="T10">floor</text:span> Bagumbayan, <text:span text:style-name="T12">Manila</text:span></text:p>
      <text:p text:style-name="P5"><text:span text:style-name="T2">28 </text:span><text:span text:style-name="T11">Nov </text:span><text:span text:style-name="T2">2022 </text:span><text:span text:style-name="T11">to</text:span><text:span text:style-name="T2"> </text:span><text:span text:style-name="T3">9 </text:span><text:span text:style-name="T11">Dec </text:span><text:span text:style-name="T3">2022 </text:span><text:span text:style-name="T1">BH Homestay, </text:span>El Nido, Zone 3 Bgry. Bucana,El Nido, 5313</text:p>
      <text:p text:style-name="P1">18 <text:span text:style-name="T11">Dec </text:span>2022 <text:span text:style-name="T11">to</text:span> <text:span text:style-name="T7">02 </text:span><text:span text:style-name="T11">Jan </text:span>2023 Sulop Mountain, San pedro kiblagon sulop davao del sur</text:p>
      <text:p text:style-name="P4"><text:span text:style-name="T7">04 </text:span><text:span text:style-name="T11">Jan </text:span><text:span text:style-name="T7">2023 </text:span><text:span text:style-name="T11">to</text:span><text:span text:style-name="T7"> 15 </text:span><text:span text:style-name="T11">Jan </text:span><text:span text:style-name="T7">2023 Andreas Homestay, </text:span><text:span text:style-name="T12">del Carmen, </text:span><text:span text:style-name="T7">S</text:span><text:span text:style-name="T10">urigao</text:span></text:p>
      <text:p text:style-name="P2"><text:span text:style-name="T6">1</text:span><text:span text:style-name="T9">6 </text:span><text:span text:style-name="T11">Jan </text:span>202<text:span text:style-name="T9">3</text:span> <text:span text:style-name="T11">to</text:span> 2<text:span text:style-name="T6">3 </text:span><text:span text:style-name="T11">Jan </text:span>2023 Sulop Mountain, San pedro kiblagon sulop davao del sur</text:p>
      <text:p text:style-name="P1">24 <text:span text:style-name="T11">Jan </text:span>2023 <text:span text:style-name="T11">to</text:span> 22 <text:span text:style-name="T11">Feb </text:span>2023 <text:span text:style-name="T4">House 29, </text:span>Bohol Homes, <text:span text:style-name="T5">Dayo Hill Rd, Dauis, </text:span>Panglao Island Boho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03:19:54.702109795</meta:creation-date>
    <dc:date>2023-04-24T04:57:33.796800103</dc:date>
    <meta:editing-duration>PT56M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6" meta:word-count="95" meta:character-count="483" meta:non-whitespace-character-count="394"/>
  </office:meta>
</office:document-meta>
</file>